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4" style:family="table-row">
      <style:table-row-properties style:min-row-height="0.363cm"/>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494cm" fo:margin-bottom="0.247cm" loext:contextual-spacing="false" style:writing-mode="lr-tb"/>
      <style:text-properties fo:color="#000000" style:font-name="Liberation Serif1" fo:font-size="12pt" fo:background-color="#ffffff"/>
    </style:style>
    <style:style style:name="P2" style:family="paragraph" style:parent-style-name="Standard">
      <style:paragraph-properties fo:margin-top="0.494cm" fo:margin-bottom="0.247cm" loext:contextual-spacing="false" style:writing-mode="lr-tb"/>
      <style:text-properties fo:color="#000000" style:font-name="Liberation Serif1" fo:font-size="12pt" officeooo:rsid="000deea4" officeooo:paragraph-rsid="000deea4" fo:background-color="#ffffff"/>
    </style:style>
    <style:style style:name="P3" style:family="paragraph" style:parent-style-name="Standard">
      <style:paragraph-properties fo:margin-top="0.494cm" fo:margin-bottom="0.247cm" loext:contextual-spacing="false" style:writing-mode="lr-tb"/>
      <style:text-properties fo:color="#000000" style:font-name="Liberation Serif1" fo:font-size="12pt" officeooo:rsid="00101e0a" officeooo:paragraph-rsid="00101e0a" fo:background-color="#ffffff"/>
    </style:style>
    <style:style style:name="P4" style:family="paragraph" style:parent-style-name="Text_20_body">
      <style:text-properties officeooo:rsid="0014e026" officeooo:paragraph-rsid="0014e026"/>
    </style:style>
    <style:style style:name="P5" style:family="paragraph" style:parent-style-name="Table_20_Contents">
      <style:text-properties style:font-name="Liberation Serif1" fo:font-size="12pt" officeooo:rsid="0011d3fc" officeooo:paragraph-rsid="0011d3fc"/>
    </style:style>
    <style:style style:name="P6" style:family="paragraph" style:parent-style-name="Table_20_Contents">
      <style:text-properties style:font-name="Liberation Serif1" fo:font-size="12pt" officeooo:rsid="0012b2dc" officeooo:paragraph-rsid="0012b2dc"/>
    </style:style>
    <style:style style:name="P7" style:family="paragraph" style:parent-style-name="Table_20_Contents">
      <style:text-properties style:font-name="Liberation Serif1" fo:font-size="12pt" officeooo:rsid="0013d842" officeooo:paragraph-rsid="0013d842"/>
    </style:style>
    <style:style style:name="P8" style:family="paragraph" style:parent-style-name="Table_20_Contents">
      <style:text-properties style:font-name="Liberation Serif1" fo:font-size="12pt" officeooo:rsid="00163539" officeooo:paragraph-rsid="00163539"/>
    </style:style>
    <style:style style:name="T1" style:family="text">
      <style:text-properties style:font-name="Liberation Serif1"/>
    </style:style>
    <style:style style:name="T2" style:family="text">
      <style:text-properties officeooo:rsid="000a6289"/>
    </style:style>
    <style:style style:name="T3" style:family="text">
      <style:text-properties officeooo:rsid="000c7ba8"/>
    </style:style>
    <style:style style:name="T4" style:family="text">
      <style:text-properties officeooo:rsid="000ef70b"/>
    </style:style>
    <style:style style:name="T5" style:family="text">
      <style:text-properties officeooo:rsid="00101e0a"/>
    </style:style>
    <style:style style:name="T6" style:family="text">
      <style:text-properties officeooo:rsid="0011d3fc"/>
    </style:style>
    <style:style style:name="T7" style:family="text">
      <style:text-properties officeooo:rsid="0013d842"/>
    </style:style>
    <style:style style:name="T8" style:family="text">
      <style:text-properties officeooo:rsid="0014e026"/>
    </style:style>
    <style:style style:name="T9" style:family="text">
      <style:text-properties officeooo:rsid="001635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text:span>Can a Project Manager be a Scrum Master? Why or How?</text:p>
      <text:p text:style-name="P1"><text:span text:style-name="T3">In scrum methadology sprint intervals will be there where small delivery cycles are done.A project manager can be a scrum master.but the viceversa is not possible.Each role has certain responsibilities.So a project manager have many roles which a scrum master cant perform.He can develop <text:s/>the team.He can faciltate the ceremonies or processes that a scrum master also can do. Both scrum master and pm focuses on project deliverables.He support the product owner in delivering the products.</text:span></text:p>
      <text:p text:style-name="P1">2. Can a Scrum Master be a Product Owner? Why or How?</text:p>
      <text:p text:style-name="P2">No, a scrum master cannot be a product owner.Product owner usually understands and shares the product vision.<text:span text:style-name="T5">He is a customer representative so he is one who manages the product delevery and updates to the customer.</text:span>He Manages stakeholders and meet their expectations.Creates, manages, prioritizes the Product Backlog and its managed by him.He is a customer representative and the scrum master arranges sprint meetings with the product owner.Plans releases according to customer needs and priorities.</text:p>
      <text:p text:style-name="P2">The scrum master actually coaches <text:span text:style-name="T4">and</text:span> develops the team.<text:span text:style-name="T4">The scrum master may be knowing about <text:s/>the domains and he masters the scrum.Actually scrum methadology is a self organizing process where in the developers arranges meetings every day with the scrum master and discuss about what they have done and what they are going to do and the impediments that occur during the development.So in those meetings the product owner will not participate.</text:span></text:p>
      <text:p text:style-name="P1">3. A member of the Scrum team does not want to participate in the sprint planning meetings but considers them a waste of time. How do you, as a Scrum Master,deal with that attitude?</text:p>
      <text:p text:style-name="P3">In a scrum the scrum master develop and coaches the team.So even if they are self organizing no one in the development team have the right to say that they cant do this and its time waste.each of the team member is assigned a work and he is reponsible for completing it and giving a report.so I as a scrum master <text:span text:style-name="T6">will try to negogiate and with him and make him understand that how the work should be done and how the sprint meetings is important for the successfull completion of the project.The time and scope of the project <text:s/>is very important and if not done in a right way the customer requirements will not be met.and may be there will be modifications from the customer side which should be discussed among the team members during the sprint meeting.if he will not attend <text:s/>he will not be able to collabrate with the team members and he will not be knowing what had his team members completed.</text:span></text:p>
      <text:p text:style-name="P1"><text:span text:style-name="T1"/></text:p>
      <text:p text:style-name="P1">4. What is the difference between the Product Backlog and Sprint Backlog? Justify with example.</text:p>
      <table:table table:name="Table1" table:style-name="Table1">
        <table:table-column table:style-name="Table1.A" table:number-columns-repeated="2"/>
        <table:table-row>
          <table:table-cell table:style-name="Table1.A1" office:value-type="string">
            <text:p text:style-name="P5">Product backlog</text:p>
          </table:table-cell>
          <table:table-cell table:style-name="Table1.B1" office:value-type="string">
            <text:p text:style-name="P5">Sprint backlog</text:p>
          </table:table-cell>
        </table:table-row>
        <table:table-row>
          <table:table-cell table:style-name="Table1.A2" office:value-type="string">
            <text:p text:style-name="P6">1. it can be modified only by a product owner</text:p>
          </table:table-cell>
          <table:table-cell table:style-name="Table1.B2" office:value-type="string">
            <text:p text:style-name="P6">1.it can be modified by the developers</text:p>
          </table:table-cell>
        </table:table-row>
        <table:table-row>
          <table:table-cell table:style-name="Table1.A2" office:value-type="string">
            <text:p text:style-name="P6">2.evolving artifact(dynamic)</text:p>
          </table:table-cell>
          <table:table-cell table:style-name="Table1.B2" office:value-type="string">
            <text:p text:style-name="P6">2.subset of product backlog</text:p>
          </table:table-cell>
        </table:table-row>
        <table:table-row table:style-name="Table1.4">
          <table:table-cell table:style-name="Table1.A2" office:value-type="string">
            <text:p text:style-name="P6">3.it is a <text:span text:style-name="T8">ordered </text:span>list of <text:soft-page-break/>features,<text:span text:style-name="T7">requirements,enhancements</text:span> available</text:p>
          </table:table-cell>
          <table:table-cell table:style-name="Table1.B2" office:value-type="string">
            <text:p text:style-name="P8">3.it is an list from the product backlog in which <text:soft-page-break/>the top items are selected.</text:p>
          </table:table-cell>
        </table:table-row>
        <table:table-row table:style-name="Table1.4">
          <table:table-cell table:style-name="Table1.A2" office:value-type="string">
            <text:p text:style-name="P7">4.<text:span text:style-name="T9">it considers stories to estimate tasks</text:span></text:p>
          </table:table-cell>
          <table:table-cell table:style-name="Table1.B2" office:value-type="string">
            <text:p text:style-name="P7">4.<text:span text:style-name="T9">it uses hours to estimate tasks</text:span></text:p>
          </table:table-cell>
        </table:table-row>
        <table:table-row table:style-name="Table1.4">
          <table:table-cell table:style-name="Table1.A2" office:value-type="string">
            <text:p text:style-name="P8">5.its revised weakly</text:p>
          </table:table-cell>
          <table:table-cell table:style-name="Table1.B2" office:value-type="string">
            <text:p text:style-name="P8">5.its revised daily</text:p>
          </table:table-cell>
        </table:table-row>
        <table:table-row table:style-name="Table1.4">
          <table:table-cell table:style-name="Table1.A7" office:value-type="string">
            <text:p text:style-name="P8">6.one backlog for entire project</text:p>
          </table:table-cell>
          <table:table-cell table:style-name="Table1.B7" office:value-type="string">
            <text:p text:style-name="P8">6.each new backlog for each new sprint</text:p>
          </table:table-cell>
        </table:table-row>
      </table:table>
      <text:p text:style-name="P1"/>
      <text:p text:style-name="P4">Consider a example of a online exam portal site.the product backlog will be the features available.such as the login page,the registration page,the exam page,the questions which include enhancements,requirments and features.<text:span text:style-name="T9">it include the features that the customer directly understands and is in full bussiness language.</text:span></text:p>
      <text:p text:style-name="P4"/>
      <text:p text:style-name="P4">In the sprint backlog, its a subset of product backlog so the functionalities in the product backlog is selected and each one is a sprint backlog. And in that certain functionalities are given <text:s/>given priority such as the exam page and login p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5:06:18.093553590</meta:creation-date>
    <dc:date>2016-08-19T17:16:40.682223710</dc:date>
    <meta:editing-duration>PT26M37S</meta:editing-duration>
    <meta:editing-cycles>3</meta:editing-cycles>
    <meta:generator>LibreOffice/5.1.4.2$Linux_X86_64 LibreOffice_project/10m0$Build-2</meta:generator>
    <meta:document-statistic meta:table-count="1" meta:image-count="0" meta:object-count="0" meta:page-count="2" meta:paragraph-count="24" meta:word-count="626" meta:character-count="3775" meta:non-whitespace-character-count="3168"/>
  </office:meta>
</office:document-meta>
</file>